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74bd46"/>
    </style:style>
    <style:style style:name="P2" style:family="paragraph" style:parent-style-name="Text_20_body" style:list-style-name="L5">
      <style:text-properties officeooo:paragraph-rsid="0074bd46"/>
    </style:style>
    <style:style style:name="P3" style:family="paragraph" style:parent-style-name="Preformatted_20_Text">
      <style:text-properties style:text-underline-style="solid" style:text-underline-width="auto" style:text-underline-color="font-color" fo:font-weight="bold" officeooo:rsid="0027c70d" officeooo:paragraph-rsid="000a688d" style:font-weight-asian="bold" style:font-weight-complex="bold"/>
    </style:style>
    <style:style style:name="P4" style:family="paragraph" style:parent-style-name="Heading_20_2">
      <style:text-properties officeooo:paragraph-rsid="00749e8f"/>
    </style:style>
    <style:style style:name="T1" style:family="text">
      <style:text-properties fo:color="#000000" fo:font-weight="bold" officeooo:rsid="00485b02" style:font-weight-asian="bold" style:font-weight-complex="bold"/>
    </style:style>
    <style:style style:name="T2" style:family="text">
      <style:text-properties fo:color="#000000" fo:font-weight="bold" officeooo:rsid="007454e2" style:font-weight-asian="bold" style:font-weight-complex="bold"/>
    </style:style>
    <style:style style:name="T3" style:family="text">
      <style:text-properties fo:font-weight="bold" style:font-weight-asian="bold" style:font-weight-complex="bold"/>
    </style:style>
    <style:style style:name="T4" style:family="text">
      <style:text-properties officeooo:rsid="0074bd46"/>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text:span text:style-name="T2">I</text:span><text:span text:style-name="T1">s It possible to link SO items with their respective bug items<text:line-break/>in bugzilla</text:span><text:span text:style-name="T3">?</text:span> </text:h>
      <text:p text:style-name="P3"/>
      <text:p text:style-name="P1"><text:span text:style-name="T4">Obviously, to pair the items, algorithm need to understand the semantics of the bug and SO items to some extent. Typical approach to this is so called “Topic modeling”. Topic modeling is a machine learning and text analysis field which provides methods to organize, understand and summarize large collections of textual information. Among others, it helps in:</text:span></text:p>
      <text:list xml:id="list5191504578080006119" text:style-name="L5">
        <text:list-item>
          <text:p text:style-name="P2"><text:span text:style-name="T4">discovering hidden topical patterns</text:span></text:p>
        </text:list-item>
        <text:list-item>
          <text:p text:style-name="P2"><text:span text:style-name="T4">annotating documents according to these topics </text:span></text:p>
        </text:list-item>
        <text:list-item>
          <text:p text:style-name="P2"><text:span text:style-name="T4">using these annotations to organize these <text:s/>texts.</text:span></text:p>
        </text:list-item>
      </text:list>
      <text:p text:style-name="P1"><text:span text:style-name="T4">My use case is a combination of second and third mentioned bullet point. The problem here is that SO questions might be too short and too topic-specific to get reasonable output. Since output provided by topic modeling definitely won't be detailed enough to pair particular items, I came up with an alternative approach where I'd extract the nouns of both, SO questions and bug descriptions and look for similarities and percentual overlay of used words between items and bugs. Despite not being sure if such approach would bring better if any results, it is definitely interesting to give it a t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9T12:04:50.325935763</dc:date>
    <meta:generator>LibreOffice/4.2.8.2$Linux_X86_64 LibreOffice_project/420m0$Build-2</meta:generator>
    <meta:editing-duration>P5DT16H18M44S</meta:editing-duration>
    <meta:editing-cycles>81</meta:editing-cycles>
    <meta:document-statistic meta:table-count="0" meta:image-count="0" meta:object-count="0" meta:page-count="1" meta:paragraph-count="6" meta:word-count="192" meta:character-count="1172" meta:non-whitespace-character-count="986"/>
  </office:meta>
</office:document-meta>
</file>